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fdb" officeooo:paragraph-rsid="001d8fdb"/>
    </style:style>
    <style:style style:name="P2" style:family="paragraph" style:parent-style-name="Standard">
      <style:text-properties fo:font-size="22pt" officeooo:rsid="001d8fdb" officeooo:paragraph-rsid="001d8fdb" style:font-size-asian="22pt" style:font-size-complex="22pt"/>
    </style:style>
    <style:style style:name="P3" style:family="paragraph" style:parent-style-name="Standard">
      <style:text-properties fo:font-size="18pt" officeooo:rsid="001d8fdb" officeooo:paragraph-rsid="001d8fdb" style:font-size-asian="18pt" style:font-size-complex="18pt"/>
    </style:style>
    <style:style style:name="T1" style:family="text">
      <style:text-properties officeooo:rsid="001e0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visível</text:p>
      <text:p text:style-name="P1">Voz da Verdade</text:p>
      <text:p text:style-name="P1"/>
      <text:p text:style-name="P1"/>
      <text:p text:style-name="P3">Os caminhos do <text:span text:style-name="T1">S</text:span>enhor</text:p>
      <text:p text:style-name="P3">São mais altos que o céus</text:p>
      <text:p text:style-name="P3">E seus pensamentos também</text:p>
      <text:p text:style-name="P3">Os caminhos do <text:span text:style-name="T1">S</text:span>enhor, não são os nossos</text:p>
      <text:p text:style-name="P3">E seus pensamentos também não o são</text:p>
      <text:p text:style-name="P3">Mas o que interessa é que ele nos dá a vida</text:p>
      <text:p text:style-name="P3">Pra seguir mesmo às vezes eu não sabendo pra onde ir</text:p>
      <text:p text:style-name="P3">Ele nos dirige no seu invisível mesmo não o vendo,</text:p>
      <text:p text:style-name="P3">Ele está lá os que esperam no <text:span text:style-name="T1">S</text:span>enhor, suas forças</text:p>
      <text:p text:style-name="P3">Renovarão caminharão e não se cansarão,</text:p>
      <text:p text:style-name="P3">Voarão com asas como águias lá no céu</text:p>
      <text:p text:style-name="P3">Confiando sempre no <text:span text:style-name="T1">D</text:span>eus de israel</text:p>
      <text:p text:style-name="P3">Aos que predestinou, a estes também chamou</text:p>
      <text:p text:style-name="P3">Aos que chamou, também justificou e aos que justificou,</text:p>
      <text:p text:style-name="P3">Também glorificou se <text:span text:style-name="T1">D</text:span>eus é por nós, quem será contra nó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17:40.926659471</meta:creation-date>
    <dc:date>2016-05-13T23:39:52.220068012</dc:date>
    <meta:editing-duration>PT2M13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17" meta:word-count="122" meta:character-count="628" meta:non-whitespace-character-count="523"/>
  </office:meta>
</office:document-meta>
</file>